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2mm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4716" calcext:value-type="float">
            <text:p>54716</text:p>
          </table:table-cell>
          <table:table-cell office:value-type="float" office:value="11190" calcext:value-type="float">
            <text:p>11190</text:p>
          </table:table-cell>
          <table:table-cell office:value-type="float" office:value="3056111849.41" calcext:value-type="float">
            <text:p>3056111849.41</text:p>
          </table:table-cell>
          <table:table-cell office:value-type="float" office:value="8453505333.58" calcext:value-type="float">
            <text:p>8453505333.58</text:p>
          </table:table-cell>
          <table:table-cell office:value-type="float" office:value="10082174.58" calcext:value-type="float">
            <text:p>10082174.58</text:p>
          </table:table-cell>
          <table:table-cell office:value-type="float" office:value="364140670.08" calcext:value-type="float">
            <text:p>364140670.08</text:p>
          </table:table-cell>
          <table:table-cell office:value-type="float" office:value="360515600.41" calcext:value-type="float">
            <text:p>360515600.41</text:p>
          </table:table-cell>
          <table:table-cell office:value-type="float" office:value="2699642.41" calcext:value-type="float">
            <text:p>2699642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082174.58" calcext:value-type="float">
            <text:p>10082174.58</text:p>
          </table:table-cell>
          <table:table-cell office:value-type="float" office:value="24.07" calcext:value-type="float">
            <text:p>24.07</text:p>
          </table:table-cell>
          <table:table-cell office:value-type="float" office:value="23.84" calcext:value-type="float">
            <text:p>23.84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  <table:table-cell office:value-type="float" office:value="141.45" calcext:value-type="float">
            <text:p>141.45</text:p>
          </table:table-cell>
        </table:table-row>
        <table:table-row table:style-name="ro1">
          <table:table-cell/>
          <table:table-cell office:value-type="float" office:value="54718" calcext:value-type="float">
            <text:p>54718</text:p>
          </table:table-cell>
          <table:table-cell office:value-type="float" office:value="14459" calcext:value-type="float">
            <text:p>14459</text:p>
          </table:table-cell>
          <table:table-cell office:value-type="float" office:value="13021517847.76" calcext:value-type="float">
            <text:p>13021517847.76</text:p>
          </table:table-cell>
          <table:table-cell office:value-type="float" office:value="7774260922.76" calcext:value-type="float">
            <text:p>7774260922.76</text:p>
          </table:table-cell>
          <table:table-cell office:value-type="float" office:value="64464.35" calcext:value-type="float">
            <text:p>64464.35</text:p>
          </table:table-cell>
          <table:table-cell office:value-type="float" office:value="1644543403.58" calcext:value-type="float">
            <text:p>1644543403.58</text:p>
          </table:table-cell>
          <table:table-cell office:value-type="float" office:value="5370344.7" calcext:value-type="float">
            <text:p>5370344.7</text:p>
          </table:table-cell>
          <table:table-cell office:value-type="float" office:value="4265419" calcext:value-type="float">
            <text:p>4265419</text:p>
          </table:table-cell>
          <table:table-cell office:value-type="float" office:value="41.47" calcext:value-type="float">
            <text:p>41.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4464.35" calcext:value-type="float">
            <text:p>64464.35</text:p>
          </table:table-cell>
          <table:table-cell office:value-type="float" office:value="121.41" calcext:value-type="float">
            <text:p>121.41</text:p>
          </table:table-cell>
          <table:table-cell office:value-type="float" office:value="0.38" calcext:value-type="float">
            <text:p>0.38</text:p>
          </table:table-cell>
          <table:table-cell office:value-type="float" office:value="0.31" calcext:value-type="float">
            <text:p>0.31</text:p>
          </table:table-cell>
          <table:table-cell office:value-type="float" office:value="318.04" calcext:value-type="float">
            <text:p>318.0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office:value-type="float" office:value="54736" calcext:value-type="float">
            <text:p>54736</text:p>
          </table:table-cell>
          <table:table-cell office:value-type="float" office:value="2346" calcext:value-type="float">
            <text:p>2346</text:p>
          </table:table-cell>
          <table:table-cell office:value-type="float" office:value="2655911525.33" calcext:value-type="float">
            <text:p>2655911525.33</text:p>
          </table:table-cell>
          <table:table-cell office:value-type="float" office:value="7086568850.66" calcext:value-type="float">
            <text:p>7086568850.66</text:p>
          </table:table-cell>
          <table:table-cell office:value-type="float" office:value="8285610.66" calcext:value-type="float">
            <text:p>8285610.66</text:p>
          </table:table-cell>
          <table:table-cell office:value-type="float" office:value="298528887.66" calcext:value-type="float">
            <text:p>298528887.66</text:p>
          </table:table-cell>
          <table:table-cell office:value-type="float" office:value="292584688.33" calcext:value-type="float">
            <text:p>292584688.33</text:p>
          </table:table-cell>
          <table:table-cell office:value-type="float" office:value="4603116.66" calcext:value-type="float">
            <text:p>4603116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8285610.66" calcext:value-type="float">
            <text:p>8285610.66</text:p>
          </table:table-cell>
          <table:table-cell office:value-type="float" office:value="24.52" calcext:value-type="float">
            <text:p>24.52</text:p>
          </table:table-cell>
          <table:table-cell office:value-type="float" office:value="24.03" calcext:value-type="float">
            <text:p>24.03</text:p>
          </table:table-cell>
          <table:table-cell office:value-type="float" office:value="0.37" calcext:value-type="float">
            <text:p>0.37</text:p>
          </table:table-cell>
          <table:table-cell office:value-type="float" office:value="1.02" calcext:value-type="float">
            <text:p>1.02</text:p>
          </table:table-cell>
          <table:table-cell office:value-type="float" office:value="64.97" calcext:value-type="float">
            <text:p>64.97</text:p>
          </table:table-cell>
        </table:table-row>
        <table:table-row table:style-name="ro1">
          <table:table-cell office:value-type="string" calcext:value-type="string">
            <text:p>3mm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5322" calcext:value-type="float">
            <text:p>55322</text:p>
          </table:table-cell>
          <table:table-cell office:value-type="float" office:value="16191" calcext:value-type="float">
            <text:p>16191</text:p>
          </table:table-cell>
          <table:table-cell office:value-type="float" office:value="2722247203.15" calcext:value-type="float">
            <text:p>2722247203.15</text:p>
          </table:table-cell>
          <table:table-cell office:value-type="float" office:value="7789093040.05" calcext:value-type="float">
            <text:p>7789093040.05</text:p>
          </table:table-cell>
          <table:table-cell office:value-type="float" office:value="8937023.31" calcext:value-type="float">
            <text:p>8937023.31</text:p>
          </table:table-cell>
          <table:table-cell office:value-type="float" office:value="343177268.84" calcext:value-type="float">
            <text:p>343177268.84</text:p>
          </table:table-cell>
          <table:table-cell office:value-type="float" office:value="341433410.63" calcext:value-type="float">
            <text:p>341433410.63</text:p>
          </table:table-cell>
          <table:table-cell office:value-type="float" office:value="1659382.15" calcext:value-type="float">
            <text:p>1659382.15</text:p>
          </table:table-cell>
          <table:table-cell office:value-type="float" office:value="2.57" calcext:value-type="float">
            <text:p>2.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8937023.31" calcext:value-type="float">
            <text:p>8937023.31</text:p>
          </table:table-cell>
          <table:table-cell office:value-type="float" office:value="23.83" calcext:value-type="float">
            <text:p>23.83</text:p>
          </table:table-cell>
          <table:table-cell office:value-type="float" office:value="23.71" calcext:value-type="float">
            <text:p>23.7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84.73" calcext:value-type="float">
            <text:p>384.73</text:p>
          </table:table-cell>
        </table:table-row>
        <table:table-row table:style-name="ro1">
          <table:table-cell/>
          <table:table-cell office:value-type="float" office:value="55324" calcext:value-type="float">
            <text:p>55324</text:p>
          </table:table-cell>
          <table:table-cell office:value-type="float" office:value="14618" calcext:value-type="float">
            <text:p>14618</text:p>
          </table:table-cell>
          <table:table-cell office:value-type="float" office:value="14759161081.46" calcext:value-type="float">
            <text:p>14759161081.46</text:p>
          </table:table-cell>
          <table:table-cell office:value-type="float" office:value="8805751704.4" calcext:value-type="float">
            <text:p>8805751704.4</text:p>
          </table:table-cell>
          <table:table-cell office:value-type="float" office:value="105806.73" calcext:value-type="float">
            <text:p>105806.73</text:p>
          </table:table-cell>
          <table:table-cell office:value-type="float" office:value="1863430371.86" calcext:value-type="float">
            <text:p>1863430371.86</text:p>
          </table:table-cell>
          <table:table-cell office:value-type="float" office:value="6225820.66" calcext:value-type="float">
            <text:p>6225820.66</text:p>
          </table:table-cell>
          <table:table-cell office:value-type="float" office:value="4878258.2" calcext:value-type="float">
            <text:p>4878258.2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105806.73" calcext:value-type="float">
            <text:p>105806.73</text:p>
          </table:table-cell>
          <table:table-cell office:value-type="float" office:value="121.85" calcext:value-type="float">
            <text:p>121.85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299.83" calcext:value-type="float">
            <text:p>299.83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/>
          <table:table-cell office:value-type="float" office:value="55342" calcext:value-type="float">
            <text:p>55342</text:p>
          </table:table-cell>
          <table:table-cell office:value-type="float" office:value="1061" calcext:value-type="float">
            <text:p>1061</text:p>
          </table:table-cell>
          <table:table-cell office:value-type="float" office:value="7762718899" calcext:value-type="float">
            <text:p>7762718899</text:p>
          </table:table-cell>
          <table:table-cell office:value-type="float" office:value="4668094866.5" calcext:value-type="float">
            <text:p>4668094866.5</text:p>
          </table:table-cell>
          <table:table-cell office:value-type="float" office:value="55846" calcext:value-type="float">
            <text:p>55846</text:p>
          </table:table-cell>
          <table:table-cell office:value-type="float" office:value="978550974.5" calcext:value-type="float">
            <text:p>978550974.5</text:p>
          </table:table-cell>
          <table:table-cell office:value-type="float" office:value="3406981.5" calcext:value-type="float">
            <text:p>3406981.5</text:p>
          </table:table-cell>
          <table:table-cell office:value-type="float" office:value="2633658" calcext:value-type="float">
            <text:p>2633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55846" calcext:value-type="float">
            <text:p>55846</text:p>
          </table:table-cell>
          <table:table-cell office:value-type="float" office:value="108.55" calcext:value-type="float">
            <text:p>108.55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307.4" calcext:value-type="float">
            <text:p>307.4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blackscholes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6194" calcext:value-type="float">
            <text:p>56194</text:p>
          </table:table-cell>
          <table:table-cell office:value-type="float" office:value="84868" calcext:value-type="float">
            <text:p>84868</text:p>
          </table:table-cell>
          <table:table-cell office:value-type="float" office:value="8329516884.09" calcext:value-type="float">
            <text:p>8329516884.09</text:p>
          </table:table-cell>
          <table:table-cell office:value-type="float" office:value="5868608872.44" calcext:value-type="float">
            <text:p>5868608872.44</text:p>
          </table:table-cell>
          <table:table-cell office:value-type="float" office:value="227305.03" calcext:value-type="float">
            <text:p>227305.03</text:p>
          </table:table-cell>
          <table:table-cell office:value-type="float" office:value="16561385.85" calcext:value-type="float">
            <text:p>16561385.85</text:p>
          </table:table-cell>
          <table:table-cell office:value-type="float" office:value="25818537.33" calcext:value-type="float">
            <text:p>25818537.33</text:p>
          </table:table-cell>
          <table:table-cell office:value-type="float" office:value="4651385.56" calcext:value-type="float">
            <text:p>4651385.56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305.03" calcext:value-type="float">
            <text:p>227305.03</text:p>
          </table:table-cell>
          <table:table-cell office:value-type="float" office:value="1.11" calcext:value-type="float">
            <text:p>1.11</text:p>
          </table:table-cell>
          <table:table-cell office:value-type="float" office:value="1.73" calcext:value-type="float">
            <text:p>1.73</text:p>
          </table:table-cell>
          <table:table-cell office:value-type="float" office:value="0.31" calcext:value-type="float">
            <text:p>0.31</text:p>
          </table:table-cell>
          <table:table-cell office:value-type="float" office:value="0.71" calcext:value-type="float">
            <text:p>0.71</text:p>
          </table:table-cell>
          <table:table-cell office:value-type="float" office:value="63.73" calcext:value-type="float">
            <text:p>63.73</text:p>
          </table:table-cell>
        </table:table-row>
        <table:table-row table:style-name="ro1">
          <table:table-cell/>
          <table:table-cell office:value-type="float" office:value="56196" calcext:value-type="float">
            <text:p>56196</text:p>
          </table:table-cell>
          <table:table-cell office:value-type="float" office:value="14431" calcext:value-type="float">
            <text:p>14431</text:p>
          </table:table-cell>
          <table:table-cell office:value-type="float" office:value="14750651817.2" calcext:value-type="float">
            <text:p>14750651817.2</text:p>
          </table:table-cell>
          <table:table-cell office:value-type="float" office:value="8788791625.13" calcext:value-type="float">
            <text:p>8788791625.13</text:p>
          </table:table-cell>
          <table:table-cell office:value-type="float" office:value="73181.66" calcext:value-type="float">
            <text:p>73181.66</text:p>
          </table:table-cell>
          <table:table-cell office:value-type="float" office:value="1864164761.86" calcext:value-type="float">
            <text:p>1864164761.86</text:p>
          </table:table-cell>
          <table:table-cell office:value-type="float" office:value="6098379.86" calcext:value-type="float">
            <text:p>6098379.86</text:p>
          </table:table-cell>
          <table:table-cell office:value-type="float" office:value="4471392.93" calcext:value-type="float">
            <text:p>4471392.93</text:p>
          </table:table-cell>
          <table:table-cell office:value-type="float" office:value="36.53" calcext:value-type="float">
            <text:p>36.5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73181.66" calcext:value-type="float">
            <text:p>73181.66</text:p>
          </table:table-cell>
          <table:table-cell office:value-type="float" office:value="123.05" calcext:value-type="float">
            <text:p>123.05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306.17" calcext:value-type="float">
            <text:p>306.17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/>
          <table:table-cell office:value-type="float" office:value="56211" calcext:value-type="float">
            <text:p>56211</text:p>
          </table:table-cell>
          <table:table-cell office:value-type="float" office:value="14639" calcext:value-type="float">
            <text:p>14639</text:p>
          </table:table-cell>
          <table:table-cell office:value-type="float" office:value="14760890629.73" calcext:value-type="float">
            <text:p>14760890629.73</text:p>
          </table:table-cell>
          <table:table-cell office:value-type="float" office:value="8834435144.4" calcext:value-type="float">
            <text:p>8834435144.4</text:p>
          </table:table-cell>
          <table:table-cell office:value-type="float" office:value="70691" calcext:value-type="float">
            <text:p>70691</text:p>
          </table:table-cell>
          <table:table-cell office:value-type="float" office:value="1864916912.6" calcext:value-type="float">
            <text:p>1864916912.6</text:p>
          </table:table-cell>
          <table:table-cell office:value-type="float" office:value="6016383.26" calcext:value-type="float">
            <text:p>6016383.26</text:p>
          </table:table-cell>
          <table:table-cell office:value-type="float" office:value="4841740.73" calcext:value-type="float">
            <text:p>4841740.73</text:p>
          </table:table-cell>
          <table:table-cell office:value-type="float" office:value="43.06" calcext:value-type="float">
            <text:p>43.0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70691" calcext:value-type="float">
            <text:p>70691</text:p>
          </table:table-cell>
          <table:table-cell office:value-type="float" office:value="121.9" calcext:value-type="float">
            <text:p>121.9</text:p>
          </table:table-cell>
          <table:table-cell office:value-type="float" office:value="0.39" calcext:value-type="float">
            <text:p>0.39</text:p>
          </table:table-cell>
          <table:table-cell office:value-type="float" office:value="0.31" calcext:value-type="float">
            <text:p>0.31</text:p>
          </table:table-cell>
          <table:table-cell office:value-type="float" office:value="310.89" calcext:value-type="float">
            <text:p>310.8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office:value-type="float" office:value="56219" calcext:value-type="float">
            <text:p>56219</text:p>
          </table:table-cell>
          <table:table-cell office:value-type="float" office:value="14611" calcext:value-type="float">
            <text:p>14611</text:p>
          </table:table-cell>
          <table:table-cell office:value-type="float" office:value="14759701969.93" calcext:value-type="float">
            <text:p>14759701969.93</text:p>
          </table:table-cell>
          <table:table-cell office:value-type="float" office:value="8821746385.86" calcext:value-type="float">
            <text:p>8821746385.86</text:p>
          </table:table-cell>
          <table:table-cell office:value-type="float" office:value="74674.53" calcext:value-type="float">
            <text:p>74674.53</text:p>
          </table:table-cell>
          <table:table-cell office:value-type="float" office:value="1864770448.6" calcext:value-type="float">
            <text:p>1864770448.6</text:p>
          </table:table-cell>
          <table:table-cell office:value-type="float" office:value="5961224.06" calcext:value-type="float">
            <text:p>5961224.06</text:p>
          </table:table-cell>
          <table:table-cell office:value-type="float" office:value="4902915.4" calcext:value-type="float">
            <text:p>4902915.4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74674.53" calcext:value-type="float">
            <text:p>74674.53</text:p>
          </table:table-cell>
          <table:table-cell office:value-type="float" office:value="122.09" calcext:value-type="float">
            <text:p>122.09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313.59" calcext:value-type="float">
            <text:p>313.5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56224" calcext:value-type="float">
            <text:p>56224</text:p>
          </table:table-cell>
          <table:table-cell office:value-type="float" office:value="14623" calcext:value-type="float">
            <text:p>14623</text:p>
          </table:table-cell>
          <table:table-cell office:value-type="float" office:value="14760043653.2" calcext:value-type="float">
            <text:p>14760043653.2</text:p>
          </table:table-cell>
          <table:table-cell office:value-type="float" office:value="8826887478.33" calcext:value-type="float">
            <text:p>8826887478.33</text:p>
          </table:table-cell>
          <table:table-cell office:value-type="float" office:value="77772" calcext:value-type="float">
            <text:p>77772</text:p>
          </table:table-cell>
          <table:table-cell office:value-type="float" office:value="1864900363.8" calcext:value-type="float">
            <text:p>1864900363.8</text:p>
          </table:table-cell>
          <table:table-cell office:value-type="float" office:value="6137480.46" calcext:value-type="float">
            <text:p>6137480.46</text:p>
          </table:table-cell>
          <table:table-cell office:value-type="float" office:value="4899752.4" calcext:value-type="float">
            <text:p>4899752.4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77772" calcext:value-type="float">
            <text:p>77772</text:p>
          </table:table-cell>
          <table:table-cell office:value-type="float" office:value="122.08" calcext:value-type="float">
            <text:p>122.08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304.68" calcext:value-type="float">
            <text:p>304.6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office:value-type="float" office:value="56229" calcext:value-type="float">
            <text:p>56229</text:p>
          </table:table-cell>
          <table:table-cell office:value-type="float" office:value="14533" calcext:value-type="float">
            <text:p>14533</text:p>
          </table:table-cell>
          <table:table-cell office:value-type="float" office:value="14759968268.13" calcext:value-type="float">
            <text:p>14759968268.13</text:p>
          </table:table-cell>
          <table:table-cell office:value-type="float" office:value="8821970595.13" calcext:value-type="float">
            <text:p>8821970595.13</text:p>
          </table:table-cell>
          <table:table-cell office:value-type="float" office:value="72987.4" calcext:value-type="float">
            <text:p>72987.4</text:p>
          </table:table-cell>
          <table:table-cell office:value-type="float" office:value="1864724289.33" calcext:value-type="float">
            <text:p>1864724289.33</text:p>
          </table:table-cell>
          <table:table-cell office:value-type="float" office:value="6019336.86" calcext:value-type="float">
            <text:p>6019336.86</text:p>
          </table:table-cell>
          <table:table-cell office:value-type="float" office:value="4793121.66" calcext:value-type="float">
            <text:p>4793121.66</text:p>
          </table:table-cell>
          <table:table-cell office:value-type="float" office:value="41.13" calcext:value-type="float">
            <text:p>41.1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72987.4" calcext:value-type="float">
            <text:p>72987.4</text:p>
          </table:table-cell>
          <table:table-cell office:value-type="float" office:value="122.94" calcext:value-type="float">
            <text:p>122.94</text:p>
          </table:table-cell>
          <table:table-cell office:value-type="float" office:value="0.39" calcext:value-type="float">
            <text:p>0.39</text:p>
          </table:table-cell>
          <table:table-cell office:value-type="float" office:value="0.31" calcext:value-type="float">
            <text:p>0.31</text:p>
          </table:table-cell>
          <table:table-cell office:value-type="float" office:value="310.22" calcext:value-type="float">
            <text:p>310.2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/>
          <table:table-cell office:value-type="float" office:value="56234" calcext:value-type="float">
            <text:p>56234</text:p>
          </table:table-cell>
          <table:table-cell office:value-type="float" office:value="9341" calcext:value-type="float">
            <text:p>9341</text:p>
          </table:table-cell>
          <table:table-cell office:value-type="float" office:value="14358688610.8" calcext:value-type="float">
            <text:p>14358688610.8</text:p>
          </table:table-cell>
          <table:table-cell office:value-type="float" office:value="8573627146.8" calcext:value-type="float">
            <text:p>8573627146.8</text:p>
          </table:table-cell>
          <table:table-cell office:value-type="float" office:value="73372.4" calcext:value-type="float">
            <text:p>73372.4</text:p>
          </table:table-cell>
          <table:table-cell office:value-type="float" office:value="1813280999.5" calcext:value-type="float">
            <text:p>1813280999.5</text:p>
          </table:table-cell>
          <table:table-cell office:value-type="float" office:value="5893876.7" calcext:value-type="float">
            <text:p>5893876.7</text:p>
          </table:table-cell>
          <table:table-cell office:value-type="float" office:value="4202118.4" calcext:value-type="float">
            <text:p>4202118.4</text:p>
          </table:table-cell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73372.4" calcext:value-type="float">
            <text:p>73372.4</text:p>
          </table:table-cell>
          <table:table-cell office:value-type="float" office:value="124.23" calcext:value-type="float">
            <text:p>124.23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308.36" calcext:value-type="float">
            <text:p>308.3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cholesky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637" calcext:value-type="float">
            <text:p>57637</text:p>
          </table:table-cell>
          <table:table-cell office:value-type="float" office:value="6285" calcext:value-type="float">
            <text:p>6285</text:p>
          </table:table-cell>
          <table:table-cell office:value-type="float" office:value="15500890831.85" calcext:value-type="float">
            <text:p>15500890831.85</text:p>
          </table:table-cell>
          <table:table-cell office:value-type="float" office:value="8075823542.71" calcext:value-type="float">
            <text:p>8075823542.71</text:p>
          </table:table-cell>
          <table:table-cell office:value-type="float" office:value="8376831.42" calcext:value-type="float">
            <text:p>8376831.42</text:p>
          </table:table-cell>
          <table:table-cell office:value-type="float" office:value="343442789.14" calcext:value-type="float">
            <text:p>343442789.14</text:p>
          </table:table-cell>
          <table:table-cell office:value-type="float" office:value="454403503.14" calcext:value-type="float">
            <text:p>454403503.14</text:p>
          </table:table-cell>
          <table:table-cell office:value-type="float" office:value="1433737.28" calcext:value-type="float">
            <text:p>1433737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8376831.42" calcext:value-type="float">
            <text:p>8376831.42</text:p>
          </table:table-cell>
          <table:table-cell office:value-type="float" office:value="23.68" calcext:value-type="float">
            <text:p>23.68</text:p>
          </table:table-cell>
          <table:table-cell office:value-type="float" office:value="31.32" calcext:value-type="float">
            <text:p>31.32</text:p>
          </table:table-cell>
          <table:table-cell office:value-type="float" office:value="0.09" calcext:value-type="float">
            <text:p>0.09</text:p>
          </table:table-cell>
          <table:table-cell office:value-type="float" office:value="0.75" calcext:value-type="float">
            <text:p>0.75</text:p>
          </table:table-cell>
          <table:table-cell office:value-type="float" office:value="331.38" calcext:value-type="float">
            <text:p>331.38</text:p>
          </table:table-cell>
        </table:table-row>
        <table:table-row table:style-name="ro1">
          <table:table-cell/>
          <table:table-cell office:value-type="float" office:value="57639" calcext:value-type="float">
            <text:p>57639</text:p>
          </table:table-cell>
          <table:table-cell office:value-type="float" office:value="14473" calcext:value-type="float">
            <text:p>14473</text:p>
          </table:table-cell>
          <table:table-cell office:value-type="float" office:value="11648269934.31" calcext:value-type="float">
            <text:p>11648269934.31</text:p>
          </table:table-cell>
          <table:table-cell office:value-type="float" office:value="6966257445.89" calcext:value-type="float">
            <text:p>6966257445.89</text:p>
          </table:table-cell>
          <table:table-cell office:value-type="float" office:value="745351.84" calcext:value-type="float">
            <text:p>745351.84</text:p>
          </table:table-cell>
          <table:table-cell office:value-type="float" office:value="1467060715.68" calcext:value-type="float">
            <text:p>1467060715.68</text:p>
          </table:table-cell>
          <table:table-cell office:value-type="float" office:value="11117333.52" calcext:value-type="float">
            <text:p>11117333.52</text:p>
          </table:table-cell>
          <table:table-cell office:value-type="float" office:value="3714979.26" calcext:value-type="float">
            <text:p>3714979.26</text:p>
          </table:table-cell>
          <table:table-cell office:value-type="float" office:value="37.36" calcext:value-type="float">
            <text:p>37.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745351.84" calcext:value-type="float">
            <text:p>745351.84</text:p>
          </table:table-cell>
          <table:table-cell office:value-type="float" office:value="114.35" calcext:value-type="float">
            <text:p>114.35</text:p>
          </table:table-cell>
          <table:table-cell office:value-type="float" office:value="0.85" calcext:value-type="float">
            <text:p>0.85</text:p>
          </table:table-cell>
          <table:table-cell office:value-type="float" office:value="0.28" calcext:value-type="float">
            <text:p>0.28</text:p>
          </table:table-cell>
          <table:table-cell office:value-type="float" office:value="138.94" calcext:value-type="float">
            <text:p>138.94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/>
          <table:table-cell office:value-type="float" office:value="57657" calcext:value-type="float">
            <text:p>57657</text:p>
          </table:table-cell>
          <table:table-cell office:value-type="float" office:value="6243" calcext:value-type="float">
            <text:p>6243</text:p>
          </table:table-cell>
          <table:table-cell office:value-type="float" office:value="15501219137.42" calcext:value-type="float">
            <text:p>15501219137.42</text:p>
          </table:table-cell>
          <table:table-cell office:value-type="float" office:value="8073018881.14" calcext:value-type="float">
            <text:p>8073018881.14</text:p>
          </table:table-cell>
          <table:table-cell office:value-type="float" office:value="8431358.28" calcext:value-type="float">
            <text:p>8431358.28</text:p>
          </table:table-cell>
          <table:table-cell office:value-type="float" office:value="343644563.85" calcext:value-type="float">
            <text:p>343644563.85</text:p>
          </table:table-cell>
          <table:table-cell office:value-type="float" office:value="453922447.42" calcext:value-type="float">
            <text:p>453922447.42</text:p>
          </table:table-cell>
          <table:table-cell office:value-type="float" office:value="1382417.85" calcext:value-type="float">
            <text:p>1382417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431358.28" calcext:value-type="float">
            <text:p>8431358.28</text:p>
          </table:table-cell>
          <table:table-cell office:value-type="float" office:value="23.99" calcext:value-type="float">
            <text:p>23.99</text:p>
          </table:table-cell>
          <table:table-cell office:value-type="float" office:value="31.63" calcext:value-type="float">
            <text:p>31.63</text:p>
          </table:table-cell>
          <table:table-cell office:value-type="float" office:value="0.09" calcext:value-type="float">
            <text:p>0.09</text:p>
          </table:table-cell>
          <table:table-cell office:value-type="float" office:value="0.76" calcext:value-type="float">
            <text:p>0.76</text:p>
          </table:table-cell>
          <table:table-cell office:value-type="float" office:value="342.81" calcext:value-type="float">
            <text:p>342.81</text:p>
          </table:table-cell>
        </table:table-row>
        <table:table-row table:style-name="ro1">
          <table:table-cell/>
          <table:table-cell office:value-type="float" office:value="57662" calcext:value-type="float">
            <text:p>57662</text:p>
          </table:table-cell>
          <table:table-cell office:value-type="float" office:value="295" calcext:value-type="float">
            <text:p>295</text:p>
          </table:table-cell>
          <table:table-cell office:value-type="float" office:value="4695475157" calcext:value-type="float">
            <text:p>4695475157</text:p>
          </table:table-cell>
          <table:table-cell office:value-type="float" office:value="2507535692" calcext:value-type="float">
            <text:p>2507535692</text:p>
          </table:table-cell>
          <table:table-cell office:value-type="float" office:value="2667441" calcext:value-type="float">
            <text:p>2667441</text:p>
          </table:table-cell>
          <table:table-cell office:value-type="float" office:value="104154681" calcext:value-type="float">
            <text:p>104154681</text:p>
          </table:table-cell>
          <table:table-cell office:value-type="float" office:value="139805344" calcext:value-type="float">
            <text:p>139805344</text:p>
          </table:table-cell>
          <table:table-cell office:value-type="float" office:value="891174" calcext:value-type="float">
            <text:p>89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2667441" calcext:value-type="float">
            <text:p>2667441</text:p>
          </table:table-cell>
          <table:table-cell office:value-type="float" office:value="22.59" calcext:value-type="float">
            <text:p>22.59</text:p>
          </table:table-cell>
          <table:table-cell office:value-type="float" office:value="30.33" calcext:value-type="float">
            <text:p>30.33</text:p>
          </table:table-cell>
          <table:table-cell office:value-type="float" office:value="0.19" calcext:value-type="float">
            <text:p>0.19</text:p>
          </table:table-cell>
          <table:table-cell office:value-type="float" office:value="0.74" calcext:value-type="float">
            <text:p>0.74</text:p>
          </table:table-cell>
          <table:table-cell office:value-type="float" office:value="156.88" calcext:value-type="float">
            <text:p>156.88</text:p>
          </table:table-cell>
        </table:table-row>
        <table:table-row table:style-name="ro1">
          <table:table-cell office:value-type="string" calcext:value-type="string">
            <text:p>durbin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218" calcext:value-type="float">
            <text:p>58218</text:p>
          </table:table-cell>
          <table:table-cell office:value-type="float" office:value="14330" calcext:value-type="float">
            <text:p>14330</text:p>
          </table:table-cell>
          <table:table-cell office:value-type="float" office:value="11654796952" calcext:value-type="float">
            <text:p>11654796952</text:p>
          </table:table-cell>
          <table:table-cell office:value-type="float" office:value="6974445322.63" calcext:value-type="float">
            <text:p>6974445322.63</text:p>
          </table:table-cell>
          <table:table-cell office:value-type="float" office:value="59772.1" calcext:value-type="float">
            <text:p>59772.1</text:p>
          </table:table-cell>
          <table:table-cell office:value-type="float" office:value="1471507724.78" calcext:value-type="float">
            <text:p>1471507724.78</text:p>
          </table:table-cell>
          <table:table-cell office:value-type="float" office:value="4814526.15" calcext:value-type="float">
            <text:p>4814526.15</text:p>
          </table:table-cell>
          <table:table-cell office:value-type="float" office:value="3763924.26" calcext:value-type="float">
            <text:p>3763924.26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59772.1" calcext:value-type="float">
            <text:p>59772.1</text:p>
          </table:table-cell>
          <table:table-cell office:value-type="float" office:value="109.89" calcext:value-type="float">
            <text:p>109.89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office:value-type="float" office:value="334.61" calcext:value-type="float">
            <text:p>334.61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/>
          <table:table-cell office:value-type="float" office:value="58220" calcext:value-type="float">
            <text:p>58220</text:p>
          </table:table-cell>
          <table:table-cell office:value-type="float" office:value="6398" calcext:value-type="float">
            <text:p>6398</text:p>
          </table:table-cell>
          <table:table-cell office:value-type="float" office:value="1247479535" calcext:value-type="float">
            <text:p>1247479535</text:p>
          </table:table-cell>
          <table:table-cell office:value-type="float" office:value="4252571604.28" calcext:value-type="float">
            <text:p>4252571604.28</text:p>
          </table:table-cell>
          <table:table-cell office:value-type="float" office:value="11324288" calcext:value-type="float">
            <text:p>11324288</text:p>
          </table:table-cell>
          <table:table-cell office:value-type="float" office:value="93463344.57" calcext:value-type="float">
            <text:p>93463344.57</text:p>
          </table:table-cell>
          <table:table-cell office:value-type="float" office:value="70422642.71" calcext:value-type="float">
            <text:p>70422642.71</text:p>
          </table:table-cell>
          <table:table-cell office:value-type="float" office:value="7871257.57" calcext:value-type="float">
            <text:p>7871257.57</text:p>
          </table:table-cell>
          <table:table-cell office:value-type="float" office:value="38.28" calcext:value-type="float">
            <text:p>38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324288" calcext:value-type="float">
            <text:p>11324288</text:p>
          </table:table-cell>
          <table:table-cell office:value-type="float" office:value="6.41" calcext:value-type="float">
            <text:p>6.41</text:p>
          </table:table-cell>
          <table:table-cell office:value-type="float" office:value="4.86" calcext:value-type="float">
            <text:p>4.86</text:p>
          </table:table-cell>
          <table:table-cell office:value-type="float" office:value="0.51" calcext:value-type="float">
            <text:p>0.51</text:p>
          </table:table-cell>
          <table:table-cell office:value-type="float" office:value="1.31" calcext:value-type="float">
            <text:p>1.31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/>
          <table:table-cell office:value-type="float" office:value="58238" calcext:value-type="float">
            <text:p>58238</text:p>
          </table:table-cell>
          <table:table-cell office:value-type="float" office:value="6397" calcext:value-type="float">
            <text:p>6397</text:p>
          </table:table-cell>
          <table:table-cell office:value-type="float" office:value="1247783190.57" calcext:value-type="float">
            <text:p>1247783190.57</text:p>
          </table:table-cell>
          <table:table-cell office:value-type="float" office:value="4258882587" calcext:value-type="float">
            <text:p>4258882587</text:p>
          </table:table-cell>
          <table:table-cell office:value-type="float" office:value="11345927.28" calcext:value-type="float">
            <text:p>11345927.28</text:p>
          </table:table-cell>
          <table:table-cell office:value-type="float" office:value="93472658.57" calcext:value-type="float">
            <text:p>93472658.57</text:p>
          </table:table-cell>
          <table:table-cell office:value-type="float" office:value="70519568.71" calcext:value-type="float">
            <text:p>70519568.71</text:p>
          </table:table-cell>
          <table:table-cell office:value-type="float" office:value="7871307.28" calcext:value-type="float">
            <text:p>7871307.28</text:p>
          </table:table-cell>
          <table:table-cell office:value-type="float" office:value="32.42" calcext:value-type="float">
            <text:p>32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1345927.28" calcext:value-type="float">
            <text:p>11345927.28</text:p>
          </table:table-cell>
          <table:table-cell office:value-type="float" office:value="6.42" calcext:value-type="float">
            <text:p>6.42</text:p>
          </table:table-cell>
          <table:table-cell office:value-type="float" office:value="4.88" calcext:value-type="float">
            <text:p>4.88</text:p>
          </table:table-cell>
          <table:table-cell office:value-type="float" office:value="0.51" calcext:value-type="float">
            <text:p>0.51</text:p>
          </table:table-cell>
          <table:table-cell office:value-type="float" office:value="1.31" calcext:value-type="float">
            <text:p>1.31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/>
          <table:table-cell office:value-type="float" office:value="58243" calcext:value-type="float">
            <text:p>58243</text:p>
          </table:table-cell>
          <table:table-cell office:value-type="float" office:value="130" calcext:value-type="float">
            <text:p>130</text:p>
          </table:table-cell>
          <table:table-cell office:value-type="float" office:value="57430410" calcext:value-type="float">
            <text:p>57430410</text:p>
          </table:table-cell>
          <table:table-cell office:value-type="float" office:value="145284729" calcext:value-type="float">
            <text:p>145284729</text:p>
          </table:table-cell>
          <table:table-cell office:value-type="float" office:value="4771" calcext:value-type="float">
            <text:p>4771</text:p>
          </table:table-cell>
          <table:table-cell office:value-type="float" office:value="26873" calcext:value-type="float">
            <text:p>26873</text:p>
          </table:table-cell>
          <table:table-cell office:value-type="float" office:value="18572" calcext:value-type="float">
            <text:p>18572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4771" calcext:value-type="float">
            <text:p>477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25.17" calcext:value-type="float">
            <text:p>25.17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951" calcext:value-type="float">
            <text:p>58951</text:p>
          </table:table-cell>
          <table:table-cell office:value-type="float" office:value="10471" calcext:value-type="float">
            <text:p>10471</text:p>
          </table:table-cell>
          <table:table-cell office:value-type="float" office:value="6450425706.27" calcext:value-type="float">
            <text:p>6450425706.27</text:p>
          </table:table-cell>
          <table:table-cell office:value-type="float" office:value="8653992358.9" calcext:value-type="float">
            <text:p>8653992358.9</text:p>
          </table:table-cell>
          <table:table-cell office:value-type="float" office:value="121350.72" calcext:value-type="float">
            <text:p>121350.72</text:p>
          </table:table-cell>
          <table:table-cell office:value-type="float" office:value="14518878.63" calcext:value-type="float">
            <text:p>14518878.63</text:p>
          </table:table-cell>
          <table:table-cell office:value-type="float" office:value="15248325.72" calcext:value-type="float">
            <text:p>15248325.72</text:p>
          </table:table-cell>
          <table:table-cell office:value-type="float" office:value="299004.54" calcext:value-type="float">
            <text:p>299004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1350.72" calcext:value-type="float">
            <text:p>121350.72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0.02" calcext:value-type="float">
            <text:p>0.02</text:p>
          </table:table-cell>
          <table:table-cell office:value-type="float" office:value="0.95" calcext:value-type="float">
            <text:p>0.95</text:p>
          </table:table-cell>
          <table:table-cell office:value-type="float" office:value="50.88" calcext:value-type="float">
            <text:p>50.88</text:p>
          </table:table-cell>
        </table:table-row>
        <table:table-row table:style-name="ro1">
          <table:table-cell/>
          <table:table-cell office:value-type="float" office:value="58953" calcext:value-type="float">
            <text:p>58953</text:p>
          </table:table-cell>
          <table:table-cell office:value-type="float" office:value="14492" calcext:value-type="float">
            <text:p>14492</text:p>
          </table:table-cell>
          <table:table-cell office:value-type="float" office:value="13020048169.7" calcext:value-type="float">
            <text:p>13020048169.7</text:p>
          </table:table-cell>
          <table:table-cell office:value-type="float" office:value="7768512126.82" calcext:value-type="float">
            <text:p>7768512126.82</text:p>
          </table:table-cell>
          <table:table-cell office:value-type="float" office:value="150158.17" calcext:value-type="float">
            <text:p>150158.17</text:p>
          </table:table-cell>
          <table:table-cell office:value-type="float" office:value="1642526800.82" calcext:value-type="float">
            <text:p>1642526800.82</text:p>
          </table:table-cell>
          <table:table-cell office:value-type="float" office:value="6165797.64" calcext:value-type="float">
            <text:p>6165797.64</text:p>
          </table:table-cell>
          <table:table-cell office:value-type="float" office:value="4053473.64" calcext:value-type="float">
            <text:p>4053473.64</text:p>
          </table:table-cell>
          <table:table-cell office:value-type="float" office:value="39.47" calcext:value-type="float">
            <text:p>39.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150158.17" calcext:value-type="float">
            <text:p>150158.17</text:p>
          </table:table-cell>
          <table:table-cell office:value-type="float" office:value="118.22" calcext:value-type="float">
            <text:p>118.22</text:p>
          </table:table-cell>
          <table:table-cell office:value-type="float" office:value="0.44" calcext:value-type="float">
            <text:p>0.44</text:p>
          </table:table-cell>
          <table:table-cell office:value-type="float" office:value="0.28" calcext:value-type="float">
            <text:p>0.28</text:p>
          </table:table-cell>
          <table:table-cell office:value-type="float" office:value="275.03" calcext:value-type="float">
            <text:p>275.03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/>
          <table:table-cell office:value-type="float" office:value="58971" calcext:value-type="float">
            <text:p>58971</text:p>
          </table:table-cell>
          <table:table-cell office:value-type="float" office:value="3384" calcext:value-type="float">
            <text:p>3384</text:p>
          </table:table-cell>
          <table:table-cell office:value-type="float" office:value="5769674985.5" calcext:value-type="float">
            <text:p>5769674985.5</text:p>
          </table:table-cell>
          <table:table-cell office:value-type="float" office:value="7748840047.5" calcext:value-type="float">
            <text:p>7748840047.5</text:p>
          </table:table-cell>
          <table:table-cell office:value-type="float" office:value="102749.5" calcext:value-type="float">
            <text:p>102749.5</text:p>
          </table:table-cell>
          <table:table-cell office:value-type="float" office:value="13949012.5" calcext:value-type="float">
            <text:p>13949012.5</text:p>
          </table:table-cell>
          <table:table-cell office:value-type="float" office:value="15255093.75" calcext:value-type="float">
            <text:p>15255093.75</text:p>
          </table:table-cell>
          <table:table-cell office:value-type="float" office:value="264697" calcext:value-type="float">
            <text:p>26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02749.5" calcext:value-type="float">
            <text:p>102749.5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60.48" calcext:value-type="float">
            <text:p>60.48</text:p>
          </table:table-cell>
        </table:table-row>
        <table:table-row table:style-name="ro1">
          <table:table-cell office:value-type="string" calcext:value-type="string">
            <text:p>gemm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325" calcext:value-type="float">
            <text:p>58325</text:p>
          </table:table-cell>
          <table:table-cell office:value-type="float" office:value="14524" calcext:value-type="float">
            <text:p>14524</text:p>
          </table:table-cell>
          <table:table-cell office:value-type="float" office:value="13833000268.31" calcext:value-type="float">
            <text:p>13833000268.31</text:p>
          </table:table-cell>
          <table:table-cell office:value-type="float" office:value="8259817496.43" calcext:value-type="float">
            <text:p>8259817496.43</text:p>
          </table:table-cell>
          <table:table-cell office:value-type="float" office:value="157151.5" calcext:value-type="float">
            <text:p>157151.5</text:p>
          </table:table-cell>
          <table:table-cell office:value-type="float" office:value="1744667317.25" calcext:value-type="float">
            <text:p>1744667317.25</text:p>
          </table:table-cell>
          <table:table-cell office:value-type="float" office:value="6692464.43" calcext:value-type="float">
            <text:p>6692464.43</text:p>
          </table:table-cell>
          <table:table-cell office:value-type="float" office:value="4557956" calcext:value-type="float">
            <text:p>4557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157151.5" calcext:value-type="float">
            <text:p>157151.5</text:p>
          </table:table-cell>
          <table:table-cell office:value-type="float" office:value="123.31" calcext:value-type="float">
            <text:p>123.31</text:p>
          </table:table-cell>
          <table:table-cell office:value-type="float" office:value="0.47" calcext:value-type="float">
            <text:p>0.47</text:p>
          </table:table-cell>
          <table:table-cell office:value-type="float" office:value="0.31" calcext:value-type="float">
            <text:p>0.31</text:p>
          </table:table-cell>
          <table:table-cell office:value-type="float" office:value="262.22" calcext:value-type="float">
            <text:p>262.22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/>
          <table:table-cell office:value-type="float" office:value="58327" calcext:value-type="float">
            <text:p>58327</text:p>
          </table:table-cell>
          <table:table-cell office:value-type="float" office:value="14329" calcext:value-type="float">
            <text:p>14329</text:p>
          </table:table-cell>
          <table:table-cell office:value-type="float" office:value="3239632978.13" calcext:value-type="float">
            <text:p>3239632978.13</text:p>
          </table:table-cell>
          <table:table-cell office:value-type="float" office:value="8668104077.86" calcext:value-type="float">
            <text:p>8668104077.86</text:p>
          </table:table-cell>
          <table:table-cell office:value-type="float" office:value="11416084.8" calcext:value-type="float">
            <text:p>11416084.8</text:p>
          </table:table-cell>
          <table:table-cell office:value-type="float" office:value="364354169" calcext:value-type="float">
            <text:p>364354169</text:p>
          </table:table-cell>
          <table:table-cell office:value-type="float" office:value="360478386.73" calcext:value-type="float">
            <text:p>360478386.73</text:p>
          </table:table-cell>
          <table:table-cell office:value-type="float" office:value="1826784.53" calcext:value-type="float">
            <text:p>1826784.53</text:p>
          </table:table-cell>
          <table:table-cell office:value-type="float" office:value="48.33" calcext:value-type="float">
            <text:p>48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416084.8" calcext:value-type="float">
            <text:p>11416084.8</text:p>
          </table:table-cell>
          <table:table-cell office:value-type="float" office:value="24.04" calcext:value-type="float">
            <text:p>24.04</text:p>
          </table:table-cell>
          <table:table-cell office:value-type="float" office:value="23.78" calcext:value-type="float">
            <text:p>23.78</text:p>
          </table:table-cell>
          <table:table-cell office:value-type="float" office:value="0.11" calcext:value-type="float">
            <text:p>0.11</text:p>
          </table:table-cell>
          <table:table-cell office:value-type="float" office:value="1.01" calcext:value-type="float">
            <text:p>1.01</text:p>
          </table:table-cell>
          <table:table-cell office:value-type="float" office:value="202.09" calcext:value-type="float">
            <text:p>202.09</text:p>
          </table:table-cell>
        </table:table-row>
        <table:table-row table:style-name="ro1">
          <table:table-cell/>
          <table:table-cell office:value-type="float" office:value="58345" calcext:value-type="float">
            <text:p>58345</text:p>
          </table:table-cell>
          <table:table-cell office:value-type="float" office:value="1003" calcext:value-type="float">
            <text:p>1003</text:p>
          </table:table-cell>
          <table:table-cell office:value-type="float" office:value="3348232315" calcext:value-type="float">
            <text:p>3348232315</text:p>
          </table:table-cell>
          <table:table-cell office:value-type="float" office:value="8881106040" calcext:value-type="float">
            <text:p>8881106040</text:p>
          </table:table-cell>
          <table:table-cell office:value-type="float" office:value="11690197" calcext:value-type="float">
            <text:p>11690197</text:p>
          </table:table-cell>
          <table:table-cell office:value-type="float" office:value="373468489" calcext:value-type="float">
            <text:p>373468489</text:p>
          </table:table-cell>
          <table:table-cell office:value-type="float" office:value="368759123" calcext:value-type="float">
            <text:p>368759123</text:p>
          </table:table-cell>
          <table:table-cell office:value-type="float" office:value="840869" calcext:value-type="float">
            <text:p>84086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1690197" calcext:value-type="float">
            <text:p>11690197</text:p>
          </table:table-cell>
          <table:table-cell office:value-type="float" office:value="23.83" calcext:value-type="float">
            <text:p>23.83</text:p>
          </table:table-cell>
          <table:table-cell office:value-type="float" office:value="23.53" calcext:value-type="float">
            <text:p>23.53</text:p>
          </table:table-cell>
          <table:table-cell office:value-type="float" office:value="0.05" calcext:value-type="float">
            <text:p>0.05</text:p>
          </table:table-cell>
          <table:table-cell office:value-type="float" office:value="1.01" calcext:value-type="float">
            <text:p>1.01</text:p>
          </table:table-cell>
          <table:table-cell office:value-type="float" office:value="438.55" calcext:value-type="float">
            <text:p>438.55</text:p>
          </table:table-cell>
        </table:table-row>
        <table:table-row table:style-name="ro1">
          <table:table-cell office:value-type="string" calcext:value-type="string">
            <text:p>gramschmidt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455" calcext:value-type="float">
            <text:p>58455</text:p>
          </table:table-cell>
          <table:table-cell office:value-type="float" office:value="14409" calcext:value-type="float">
            <text:p>14409</text:p>
          </table:table-cell>
          <table:table-cell office:value-type="float" office:value="13024041930.58" calcext:value-type="float">
            <text:p>13024041930.58</text:p>
          </table:table-cell>
          <table:table-cell office:value-type="float" office:value="7780534142.29" calcext:value-type="float">
            <text:p>7780534142.29</text:p>
          </table:table-cell>
          <table:table-cell office:value-type="float" office:value="63925.17" calcext:value-type="float">
            <text:p>63925.17</text:p>
          </table:table-cell>
          <table:table-cell office:value-type="float" office:value="1644469105.88" calcext:value-type="float">
            <text:p>1644469105.88</text:p>
          </table:table-cell>
          <table:table-cell office:value-type="float" office:value="5390940.52" calcext:value-type="float">
            <text:p>5390940.52</text:p>
          </table:table-cell>
          <table:table-cell office:value-type="float" office:value="3916731.82" calcext:value-type="float">
            <text:p>3916731.82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63925.17" calcext:value-type="float">
            <text:p>63925.17</text:p>
          </table:table-cell>
          <table:table-cell office:value-type="float" office:value="115.63" calcext:value-type="float">
            <text:p>115.63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328.72" calcext:value-type="float">
            <text:p>328.72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/>
          <table:table-cell office:value-type="float" office:value="58457" calcext:value-type="float">
            <text:p>58457</text:p>
          </table:table-cell>
          <table:table-cell office:value-type="float" office:value="13094" calcext:value-type="float">
            <text:p>13094</text:p>
          </table:table-cell>
          <table:table-cell office:value-type="float" office:value="1121233728.46" calcext:value-type="float">
            <text:p>1121233728.46</text:p>
          </table:table-cell>
          <table:table-cell office:value-type="float" office:value="6097818731.07" calcext:value-type="float">
            <text:p>6097818731.07</text:p>
          </table:table-cell>
          <table:table-cell office:value-type="float" office:value="62441578.3" calcext:value-type="float">
            <text:p>62441578.3</text:p>
          </table:table-cell>
          <table:table-cell office:value-type="float" office:value="211085799.84" calcext:value-type="float">
            <text:p>211085799.84</text:p>
          </table:table-cell>
          <table:table-cell office:value-type="float" office:value="210191502.53" calcext:value-type="float">
            <text:p>210191502.53</text:p>
          </table:table-cell>
          <table:table-cell office:value-type="float" office:value="239671.38" calcext:value-type="float">
            <text:p>239671.38</text:p>
          </table:table-cell>
          <table:table-cell office:value-type="float" office:value="45.38" calcext:value-type="float">
            <text:p>45.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2441579.07" calcext:value-type="float">
            <text:p>62441579.07</text:p>
          </table:table-cell>
          <table:table-cell office:value-type="float" office:value="13.42" calcext:value-type="float">
            <text:p>13.42</text:p>
          </table:table-cell>
          <table:table-cell office:value-type="float" office:value="13.37" calcext:value-type="float">
            <text:p>13.3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16.16" calcext:value-type="float">
            <text:p>1016.16</text:p>
          </table:table-cell>
        </table:table-row>
        <table:table-row table:style-name="ro1">
          <table:table-cell/>
          <table:table-cell office:value-type="float" office:value="58475" calcext:value-type="float">
            <text:p>58475</text:p>
          </table:table-cell>
          <table:table-cell office:value-type="float" office:value="1271" calcext:value-type="float">
            <text:p>1271</text:p>
          </table:table-cell>
          <table:table-cell office:value-type="float" office:value="718374613" calcext:value-type="float">
            <text:p>718374613</text:p>
          </table:table-cell>
          <table:table-cell office:value-type="float" office:value="3899029048.5" calcext:value-type="float">
            <text:p>3899029048.5</text:p>
          </table:table-cell>
          <table:table-cell office:value-type="float" office:value="39257866" calcext:value-type="float">
            <text:p>39257866</text:p>
          </table:table-cell>
          <table:table-cell office:value-type="float" office:value="134202730" calcext:value-type="float">
            <text:p>134202730</text:p>
          </table:table-cell>
          <table:table-cell office:value-type="float" office:value="133583022" calcext:value-type="float">
            <text:p>133583022</text:p>
          </table:table-cell>
          <table:table-cell office:value-type="float" office:value="371319.5" calcext:value-type="float">
            <text:p>371319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9257864.5" calcext:value-type="float">
            <text:p>39257864.5</text:p>
          </table:table-cell>
          <table:table-cell office:value-type="float" office:value="10.58" calcext:value-type="float">
            <text:p>10.58</text:p>
          </table:table-cell>
          <table:table-cell office:value-type="float" office:value="10.53" calcext:value-type="float">
            <text:p>10.5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750.69" calcext:value-type="float">
            <text:p>750.69</text:p>
          </table:table-cell>
        </table:table-row>
        <table:table-row table:style-name="ro1">
          <table:table-cell office:value-type="string" calcext:value-type="string">
            <text:p>syrk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590" calcext:value-type="float">
            <text:p>58590</text:p>
          </table:table-cell>
          <table:table-cell office:value-type="float" office:value="14699" calcext:value-type="float">
            <text:p>14699</text:p>
          </table:table-cell>
          <table:table-cell office:value-type="float" office:value="14761020681.53" calcext:value-type="float">
            <text:p>14761020681.53</text:p>
          </table:table-cell>
          <table:table-cell office:value-type="float" office:value="8823595749.66" calcext:value-type="float">
            <text:p>8823595749.66</text:p>
          </table:table-cell>
          <table:table-cell office:value-type="float" office:value="83483.6" calcext:value-type="float">
            <text:p>83483.6</text:p>
          </table:table-cell>
          <table:table-cell office:value-type="float" office:value="1864000289.53" calcext:value-type="float">
            <text:p>1864000289.53</text:p>
          </table:table-cell>
          <table:table-cell office:value-type="float" office:value="6094244.4" calcext:value-type="float">
            <text:p>6094244.4</text:p>
          </table:table-cell>
          <table:table-cell office:value-type="float" office:value="4934164.73" calcext:value-type="float">
            <text:p>4934164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83483.6" calcext:value-type="float">
            <text:p>83483.6</text:p>
          </table:table-cell>
          <table:table-cell office:value-type="float" office:value="121.27" calcext:value-type="float">
            <text:p>121.27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306.84" calcext:value-type="float">
            <text:p>306.84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/>
          <table:table-cell office:value-type="float" office:value="58592" calcext:value-type="float">
            <text:p>58592</text:p>
          </table:table-cell>
          <table:table-cell office:value-type="float" office:value="14973" calcext:value-type="float">
            <text:p>14973</text:p>
          </table:table-cell>
          <table:table-cell office:value-type="float" office:value="21606575421.37" calcext:value-type="float">
            <text:p>21606575421.37</text:p>
          </table:table-cell>
          <table:table-cell office:value-type="float" office:value="8538821539.56" calcext:value-type="float">
            <text:p>8538821539.56</text:p>
          </table:table-cell>
          <table:table-cell office:value-type="float" office:value="3804938.81" calcext:value-type="float">
            <text:p>3804938.81</text:p>
          </table:table-cell>
          <table:table-cell office:value-type="float" office:value="337900257.12" calcext:value-type="float">
            <text:p>337900257.12</text:p>
          </table:table-cell>
          <table:table-cell office:value-type="float" office:value="337884539.56" calcext:value-type="float">
            <text:p>337884539.56</text:p>
          </table:table-cell>
          <table:table-cell office:value-type="float" office:value="2016193.18" calcext:value-type="float">
            <text:p>2016193.18</text:p>
          </table:table-cell>
          <table:table-cell office:value-type="float" office:value="47.93" calcext:value-type="float">
            <text:p>47.9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3804938.81" calcext:value-type="float">
            <text:p>3804938.81</text:p>
          </table:table-cell>
          <table:table-cell table:number-columns-repeated="2" office:value-type="float" office:value="23.16" calcext:value-type="float">
            <text:p>23.16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247.29" calcext:value-type="float">
            <text:p>247.29</text:p>
          </table:table-cell>
        </table:table-row>
        <table:table-row table:style-name="ro1">
          <table:table-cell/>
          <table:table-cell office:value-type="float" office:value="58610" calcext:value-type="float">
            <text:p>58610</text:p>
          </table:table-cell>
          <table:table-cell office:value-type="float" office:value="1003" calcext:value-type="float">
            <text:p>1003</text:p>
          </table:table-cell>
          <table:table-cell office:value-type="float" office:value="14862535265" calcext:value-type="float">
            <text:p>14862535265</text:p>
          </table:table-cell>
          <table:table-cell office:value-type="float" office:value="8878394682" calcext:value-type="float">
            <text:p>8878394682</text:p>
          </table:table-cell>
          <table:table-cell office:value-type="float" office:value="95925" calcext:value-type="float">
            <text:p>95925</text:p>
          </table:table-cell>
          <table:table-cell office:value-type="float" office:value="1877405444" calcext:value-type="float">
            <text:p>1877405444</text:p>
          </table:table-cell>
          <table:table-cell office:value-type="float" office:value="6373559" calcext:value-type="float">
            <text:p>6373559</text:p>
          </table:table-cell>
          <table:table-cell office:value-type="float" office:value="4411156" calcext:value-type="float">
            <text:p>441115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95925" calcext:value-type="float">
            <text:p>95925</text:p>
          </table:table-cell>
          <table:table-cell office:value-type="float" office:value="119.79" calcext:value-type="float">
            <text:p>119.79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294.56" calcext:value-type="float">
            <text:p>294.56</text:p>
          </table:table-cell>
          <table:table-cell office:value-type="float" office:value="1.44" calcext:value-type="float">
            <text:p>1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00:46.557248725</meta:creation-date>
    <dc:date>2015-12-17T17:01:39.682246249</dc:date>
    <meta:editing-duration>P0D</meta:editing-duration>
    <meta:editing-cycles>1</meta:editing-cycles>
    <meta:document-statistic meta:table-count="1" meta:cell-count="690" meta:object-count="0"/>
    <meta:generator>LibreOffice/4.2.8.2$Linux_X86_64 LibreOffice_project/420m0$Build-2</meta:generator>
  </office:meta>
</office:document-meta>
</file>